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89.1323330952" calcext:value-type="float">
            <text:p>89,13</text:p>
          </table:table-cell>
          <table:table-cell table:style-name="ce3" table:formula="of:=100 - SUM([.A2:.B2])" office:value-type="float" office:value="10.8676669048" calcext:value-type="float">
            <text:p>10,87</text:p>
          </table:table-cell>
          <table:table-cell/>
          <table:table-cell table:style-name="ce4" table:formula="of:=[.E18]+[.H18]" office:value-type="float" office:value="11228" calcext:value-type="float">
            <text:p>11228</text:p>
          </table:table-cell>
          <table:table-cell table:formula="of:=12597-[.E2]" office:value-type="float" office:value="1369" calcext:value-type="float">
            <text:p>1369</text:p>
          </table:table-cell>
          <table:table-cell office:value-type="float" office:value="196.980962992" calcext:value-type="float">
            <text:p>196,980962992</text:p>
          </table:table-cell>
          <table:table-cell office:value-type="float" office:value="0.152776002884" calcext:value-type="float">
            <text:p>0,15277600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0786695245" calcext:value-type="float">
            <text:p>97,08</text:p>
          </table:table-cell>
          <table:table-cell table:style-name="ce3" table:formula="of:=100 - SUM([.A3:.B3])" office:value-type="float" office:value="2.9213304755" calcext:value-type="float">
            <text:p>2,92</text:p>
          </table:table-cell>
          <table:table-cell/>
          <table:table-cell table:style-name="ce4" table:formula="of:=[.E19]+[.H19]" office:value-type="float" office:value="12229" calcext:value-type="float">
            <text:p>12229</text:p>
          </table:table-cell>
          <table:table-cell table:formula="of:=12597-[.E3]" office:value-type="float" office:value="368" calcext:value-type="float">
            <text:p>368</text:p>
          </table:table-cell>
          <table:table-cell office:value-type="float" office:value="298.318689108" calcext:value-type="float">
            <text:p>298,318689108</text:p>
          </table:table-cell>
          <table:table-cell office:value-type="float" office:value="0.164794921875" calcext:value-type="float">
            <text:p>0,164794921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789076764" calcext:value-type="float">
            <text:p>98,08</text:p>
          </table:table-cell>
          <table:table-cell table:style-name="ce3" table:formula="of:=100 - SUM([.A4:.B4])" office:value-type="float" office:value="1.92109232360001" calcext:value-type="float">
            <text:p>1,92</text:p>
          </table:table-cell>
          <table:table-cell/>
          <table:table-cell table:style-name="ce4" table:formula="of:=[.E20]+[.H20]" office:value-type="float" office:value="12355" calcext:value-type="float">
            <text:p>12355</text:p>
          </table:table-cell>
          <table:table-cell table:formula="of:=12597-[.E4]" office:value-type="float" office:value="242" calcext:value-type="float">
            <text:p>242</text:p>
          </table:table-cell>
          <table:table-cell office:value-type="float" office:value="259.044450998" calcext:value-type="float">
            <text:p>259,044450998</text:p>
          </table:table-cell>
          <table:table-cell office:value-type="float" office:value="0.176399230957" calcext:value-type="float">
            <text:p>0,17639923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9280781138" calcext:value-type="float">
            <text:p>97,93</text:p>
          </table:table-cell>
          <table:table-cell table:style-name="ce3" table:formula="of:=100 - SUM([.A5:.B5])" office:value-type="float" office:value="2.0719218862" calcext:value-type="float">
            <text:p>2,07</text:p>
          </table:table-cell>
          <table:table-cell/>
          <table:table-cell table:style-name="ce4" table:formula="of:=[.E21]+[.H21]" office:value-type="float" office:value="12336" calcext:value-type="float">
            <text:p>12336</text:p>
          </table:table-cell>
          <table:table-cell table:formula="of:=12597-[.E5]" office:value-type="float" office:value="261" calcext:value-type="float">
            <text:p>261</text:p>
          </table:table-cell>
          <table:table-cell office:value-type="float" office:value="264.526587009" calcext:value-type="float">
            <text:p>264,526587009</text:p>
          </table:table-cell>
          <table:table-cell office:value-type="float" office:value="0.187871932983" calcext:value-type="float">
            <text:p>0,18787193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2294990871" calcext:value-type="float">
            <text:p>97,23</text:p>
          </table:table-cell>
          <table:table-cell table:style-name="ce3" table:formula="of:=100 - SUM([.A6:.B6])" office:value-type="float" office:value="2.7705009129" calcext:value-type="float">
            <text:p>2,77</text:p>
          </table:table-cell>
          <table:table-cell/>
          <table:table-cell table:style-name="ce4" table:formula="of:=[.E22]+[.H22]" office:value-type="float" office:value="12248" calcext:value-type="float">
            <text:p>12248</text:p>
          </table:table-cell>
          <table:table-cell table:formula="of:=12597-[.E6]" office:value-type="float" office:value="349" calcext:value-type="float">
            <text:p>349</text:p>
          </table:table-cell>
          <table:table-cell office:value-type="float" office:value="292.537060976" calcext:value-type="float">
            <text:p>292,537060976</text:p>
          </table:table-cell>
          <table:table-cell office:value-type="float" office:value="0.199578046799" calcext:value-type="float">
            <text:p>0,19957804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8407557355" calcext:value-type="float">
            <text:p>97,84</text:p>
          </table:table-cell>
          <table:table-cell table:style-name="ce3" table:formula="of:=100 - SUM([.A7:.B7])" office:value-type="float" office:value="2.1592442645" calcext:value-type="float">
            <text:p>2,16</text:p>
          </table:table-cell>
          <table:table-cell/>
          <table:table-cell table:style-name="ce4" table:formula="of:=[.E23]+[.H23]" office:value-type="float" office:value="12325" calcext:value-type="float">
            <text:p>12325</text:p>
          </table:table-cell>
          <table:table-cell table:formula="of:=12597-[.E7]" office:value-type="float" office:value="272" calcext:value-type="float">
            <text:p>272</text:p>
          </table:table-cell>
          <table:table-cell office:value-type="float" office:value="151.733144045" calcext:value-type="float">
            <text:p>151,733144045</text:p>
          </table:table-cell>
          <table:table-cell office:value-type="float" office:value="0.211230993271" calcext:value-type="float">
            <text:p>0,211230993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8566325316" calcext:value-type="float">
            <text:p>97,86</text:p>
          </table:table-cell>
          <table:table-cell table:style-name="ce3" table:formula="of:=100 - SUM([.A8:.B8])" office:value-type="float" office:value="2.1433674684" calcext:value-type="float">
            <text:p>2,14</text:p>
          </table:table-cell>
          <table:table-cell/>
          <table:table-cell table:style-name="ce4" table:formula="of:=[.E24]+[.H24]" office:value-type="float" office:value="12327" calcext:value-type="float">
            <text:p>12327</text:p>
          </table:table-cell>
          <table:table-cell table:formula="of:=12597-[.E8]" office:value-type="float" office:value="270" calcext:value-type="float">
            <text:p>270</text:p>
          </table:table-cell>
          <table:table-cell office:value-type="float" office:value="289.296023846" calcext:value-type="float">
            <text:p>289,296023846</text:p>
          </table:table-cell>
          <table:table-cell office:value-type="float" office:value="0.222364902496" calcext:value-type="float">
            <text:p>0,22236490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7536116844" calcext:value-type="float">
            <text:p>97,75</text:p>
          </table:table-cell>
          <table:table-cell table:style-name="ce3" table:formula="of:=100 - SUM([.A9:.B9])" office:value-type="float" office:value="2.2463883156" calcext:value-type="float">
            <text:p>2,25</text:p>
          </table:table-cell>
          <table:table-cell/>
          <table:table-cell table:style-name="ce4" table:formula="of:=[.E25]+[.H25]" office:value-type="float" office:value="12314" calcext:value-type="float">
            <text:p>12314</text:p>
          </table:table-cell>
          <table:table-cell table:formula="of:=12597-[.E9]" office:value-type="float" office:value="283" calcext:value-type="float">
            <text:p>283</text:p>
          </table:table-cell>
          <table:table-cell office:value-type="float" office:value="145.001870871" calcext:value-type="float">
            <text:p>145,001870871</text:p>
          </table:table-cell>
          <table:table-cell office:value-type="float" office:value="0.233206033707" calcext:value-type="float">
            <text:p>0,233206033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9201460549" calcext:value-type="float">
            <text:p>96,92</text:p>
          </table:table-cell>
          <table:table-cell table:style-name="ce3" table:formula="of:=100 - SUM([.A10:.B10])" office:value-type="float" office:value="3.0798539451" calcext:value-type="float">
            <text:p>3,08</text:p>
          </table:table-cell>
          <table:table-cell/>
          <table:table-cell table:style-name="ce4" table:formula="of:=[.E26]+[.H26]" office:value-type="float" office:value="12209" calcext:value-type="float">
            <text:p>12209</text:p>
          </table:table-cell>
          <table:table-cell table:formula="of:=12597-[.E10]" office:value-type="float" office:value="388" calcext:value-type="float">
            <text:p>388</text:p>
          </table:table-cell>
          <table:table-cell office:value-type="float" office:value="170.466664076" calcext:value-type="float">
            <text:p>170,466664076</text:p>
          </table:table-cell>
          <table:table-cell office:value-type="float" office:value="0.244052886963" calcext:value-type="float">
            <text:p>0,24405288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8488648992" calcext:value-type="float">
            <text:p>97,85</text:p>
          </table:table-cell>
          <table:table-cell table:style-name="ce3" table:formula="of:=100 - SUM([.A11:.B11])" office:value-type="float" office:value="2.1511351008" calcext:value-type="float">
            <text:p>2,15</text:p>
          </table:table-cell>
          <table:table-cell/>
          <table:table-cell table:style-name="ce4" table:formula="of:=[.E27]+[.H27]" office:value-type="float" office:value="12326" calcext:value-type="float">
            <text:p>12326</text:p>
          </table:table-cell>
          <table:table-cell table:formula="of:=12597-[.E11]" office:value-type="float" office:value="271" calcext:value-type="float">
            <text:p>271</text:p>
          </table:table-cell>
          <table:table-cell office:value-type="float" office:value="225.366805077" calcext:value-type="float">
            <text:p>225,366805077</text:p>
          </table:table-cell>
          <table:table-cell office:value-type="float" office:value="0.256083011627" calcext:value-type="float">
            <text:p>0,256083011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76674984026" calcext:value-type="float">
            <text:p>96,7667498403</text:p>
          </table:table-cell>
          <table:table-cell table:formula="of:=AVERAGE([.C2:.C11])" office:value-type="float" office:value="3.23325015974" calcext:value-type="float">
            <text:p>3,233250159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89.7" calcext:value-type="float">
            <text:p>12189,7</text:p>
          </table:table-cell>
          <table:table-cell table:formula="of:=AVERAGE([.F2:.F11])" office:value-type="float" office:value="407.3" calcext:value-type="float">
            <text:p>407,3</text:p>
          </table:table-cell>
          <table:table-cell table:formula="of:=SUM([.G2:.G11])/10" office:value-type="float" office:value="229.3272258998" calcext:value-type="float">
            <text:p>229,3272258998</text:p>
          </table:table-cell>
          <table:table-cell table:formula="of:=SUM([.H2:.H11])/10" office:value-type="float" office:value="0.2048357963562" calcext:value-type="float">
            <text:p>0,20483579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7.5" calcext:value-type="float">
            <text:p>5657,5</text:p>
          </table:table-cell>
          <table:table-cell table:formula="of:=AVERAGE([.G18:.G27])" office:value-type="float" office:value="205.2" calcext:value-type="float">
            <text:p>205,2</text:p>
          </table:table-cell>
          <table:table-cell/>
          <table:table-cell office:value-type="float" office:value="5616" calcext:value-type="float">
            <text:p>5616</text:p>
          </table:table-cell>
          <table:table-cell office:value-type="float" office:value="1193" calcext:value-type="float">
            <text:p>1193</text:p>
          </table:table-cell>
          <table:table-cell office:value-type="float" office:value="176" calcext:value-type="float">
            <text:p>176</text:p>
          </table:table-cell>
          <table:table-cell table:formula="of:=12597-SUM([.E18:.G18])" office:value-type="float" office:value="5612" calcext:value-type="float">
            <text:p>561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2.1" calcext:value-type="float">
            <text:p>202,1</text:p>
          </table:table-cell>
          <table:table-cell table:formula="of:=AVERAGE([.H18:.H27])" office:value-type="float" office:value="6532.2" calcext:value-type="float">
            <text:p>6532,2</text:p>
          </table:table-cell>
          <table:table-cell/>
          <table:table-cell office:value-type="float" office:value="5760" calcext:value-type="float">
            <text:p>5760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table:formula="of:=12597-SUM([.E19:.G19])" office:value-type="float" office:value="6469" calcext:value-type="float">
            <text:p>646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93" calcext:value-type="float">
            <text:p>5593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formula="of:=12597-SUM([.E20:.G20])" office:value-type="float" office:value="6762" calcext:value-type="float">
            <text:p>67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7.5" calcext:value-type="float">
            <text:p>5657,5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formula="of:=12597-SUM([.E21:.G21])" office:value-type="float" office:value="6720" calcext:value-type="float">
            <text:p>672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2.1" calcext:value-type="float">
            <text:p>202,1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table:formula="of:=12597-SUM([.E22:.G22])" office:value-type="float" office:value="6608" calcext:value-type="float">
            <text:p>66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5.2" calcext:value-type="float">
            <text:p>205,2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table:formula="of:=12597-SUM([.E23:.G23])" office:value-type="float" office:value="6652" calcext:value-type="float">
            <text:p>66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32.2" calcext:value-type="float">
            <text:p>6532,2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12597-SUM([.E24:.G24])" office:value-type="float" office:value="6676" calcext:value-type="float">
            <text:p>667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68" calcext:value-type="float">
            <text:p>5668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table:formula="of:=12597-SUM([.E25:.G25])" office:value-type="float" office:value="6646" calcext:value-type="float">
            <text:p>664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7" calcext:value-type="float">
            <text:p>5627</text:p>
          </table:table-cell>
          <table:table-cell office:value-type="float" office:value="72" calcext:value-type="float">
            <text:p>72</text:p>
          </table:table-cell>
          <table:table-cell office:value-type="float" office:value="316" calcext:value-type="float">
            <text:p>316</text:p>
          </table:table-cell>
          <table:table-cell table:formula="of:=12597-SUM([.E26:.G26])" office:value-type="float" office:value="6582" calcext:value-type="float">
            <text:p>658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95" calcext:value-type="float">
            <text:p>95</text:p>
          </table:table-cell>
          <table:table-cell office:value-type="float" office:value="176" calcext:value-type="float">
            <text:p>176</text:p>
          </table:table-cell>
          <table:table-cell table:formula="of:=12597-SUM([.E27:.G27])" office:value-type="float" office:value="6595" calcext:value-type="float">
            <text:p>659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7666904818608" calcext:value-type="float">
            <text:p>0,9676669048</text:p>
          </table:table-cell>
          <table:table-cell table:number-columns-repeated="2"/>
          <table:table-cell table:formula="of:=SUM([.E18:.E27])/10" office:value-type="float" office:value="5657.5" calcext:value-type="float">
            <text:p>5657,5</text:p>
          </table:table-cell>
          <table:table-cell table:formula="of:=SUM([.F18:.F27])/10" office:value-type="float" office:value="202.1" calcext:value-type="float">
            <text:p>202,1</text:p>
          </table:table-cell>
          <table:table-cell table:formula="of:=SUM([.G18:.G27])/10" office:value-type="float" office:value="205.2" calcext:value-type="float">
            <text:p>205,2</text:p>
          </table:table-cell>
          <table:table-cell table:formula="of:=SUM([.H18:.H27])/10" office:value-type="float" office:value="6532.2" calcext:value-type="float">
            <text:p>6532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23330951813924" calcext:value-type="float">
            <text:p>0,0323330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999061865693" calcext:value-type="float">
            <text:p>0,9649990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9989456959149" calcext:value-type="float">
            <text:p>0,9699894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02:09.238300239</meta:creation-date>
    <dc:date>2018-01-19T14:22:37.828515264</dc:date>
    <meta:editing-duration>PT20M30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